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false.test_scan_false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false.test_scan_fals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false.test_scan_false_6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